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Oxygen, Ubuntu, 'Fira Sans', 'Droid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1.688cm" table:align="left"/>
    </style:style>
    <style:style style:name="Table1.A" style:family="table-column">
      <style:table-column-properties style:column-width="11.688cm"/>
    </style:style>
    <style:style style:name="Table1.A1" style:family="table-cell">
      <style:table-cell-properties style:vertical-align="middle" fo:background-color="#f4f5f7" fo:padding-left="0.265cm" fo:padding-right="0.265cm" fo:padding-top="0.185cm" fo:padding-bottom="0.185cm" fo:border="0.05pt solid #c1c7d0">
        <style:background-image/>
      </style:table-cell-properties>
    </style:style>
    <style:style style:name="P1" style:family="paragraph" style:parent-style-name="Heading_20_3">
      <style:paragraph-properties fo:margin-left="0cm" fo:margin-right="0cm" fo:margin-top="0.794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172b4d" fo:letter-spacing="normal" loext:padding="0cm" loext:border="none"/>
    </style:style>
    <style:style style:name="P2" style:family="paragraph" style:parent-style-name="Heading_20_3">
      <style:paragraph-properties fo:margin-left="0cm" fo:margin-right="0cm" fo:margin-top="0.265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172b4d" fo:letter-spacing="normal" loext:padding="0cm" loext:border="non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fo:font-variant="normal" fo:text-transform="none" fo:color="#172b4d" fo:letter-spacing="normal" style:font-name-asian="apple-system" style:font-size-asian="18pt" style:font-style-asian="normal" style:font-weight-asian="normal" loext:padding="0cm" loext:border="non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  <style:text-properties fo:font-variant="normal" fo:text-transform="none" fo:color="#172b4d" fo:letter-spacing="normal" loext:padding="0cm" loext:border="none"/>
    </style:style>
    <style:style style:name="P8" style:family="paragraph" style:parent-style-name="Text_20_body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  <style:text-properties fo:font-variant="normal" fo:text-transform="none" fo:color="#172b4d" fo:letter-spacing="normal" style:font-name-asian="apple-system" style:font-size-asian="10.5pt" style:font-style-asian="normal" style:font-weight-asian="normal" loext:padding="0cm" loext:border="none"/>
    </style:style>
    <style:style style:name="P9" style:family="paragraph" style:parent-style-name="Text_20_body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</style:style>
    <style:style style:name="P10" style:family="paragraph" style:parent-style-name="Heading_20_1">
      <style:text-properties fo:font-variant="normal" fo:text-transform="none" fo:color="#172b4d" fo:letter-spacing="normal" style:font-name-asian="apple-system" style:font-size-asian="18pt" style:font-style-asian="normal" style:font-weight-asian="normal" loext:padding="0cm" loext:border="none"/>
    </style:style>
    <style:style style:name="P11" style:family="paragraph" style:parent-style-name="Heading_20_1">
      <style:paragraph-properties fo:margin-left="0cm" fo:margin-right="0cm" fo:margin-top="0.794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172b4d" fo:letter-spacing="normal" style:font-name-asian="apple-system" style:font-size-asian="18pt" style:font-style-asian="normal" style:font-weight-asian="normal" loext:padding="0cm" loext:border="none"/>
    </style:style>
    <style:style style:name="P12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color="#172b4d" style:font-weight-asian="bold"/>
    </style:style>
    <style:style style:name="P13" style:family="paragraph" style:parent-style-name="Table_20_Heading">
      <style:paragraph-properties fo:margin-left="0cm" fo:margin-right="0cm" fo:margin-top="0.265cm" fo:margin-bottom="0cm" loext:contextual-spacing="false" fo:text-align="start" style:justify-single-word="false" fo:text-indent="0cm" style:auto-text-indent="false" fo:padding="0cm" fo:border="none"/>
      <style:text-properties fo:color="#172b4d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name="apple-system" fo:font-size="12pt" fo:font-style="normal" fo:font-weight="bold"/>
    </style:style>
    <style:style style:name="T4" style:family="text">
      <style:text-properties style:font-name="apple-system" fo:font-size="10.5pt" fo:font-style="normal" fo:font-weight="normal"/>
    </style:style>
    <style:style style:name="T5" style:family="text">
      <style:text-properties style:font-name-asian="apple-system" style:font-size-asian="12pt" style:font-style-asian="normal" style:font-weight-asian="bold"/>
    </style:style>
    <style:style style:name="T6" style:family="text">
      <style:text-properties style:font-name-asian="apple-system" style:font-size-asian="10.5pt" style:font-style-asian="normal" style:font-weight-asian="normal"/>
    </style:style>
    <style:style style:name="T7" style:family="text">
      <style:text-properties fo:color="#172b4d" fo:font-weight="bold" style:font-weight-asian="bold" style:font-weight-complex="bold"/>
    </style:style>
    <style:style style:name="T8" style:family="text">
      <style:text-properties fo:font-variant="normal" fo:text-transform="none" fo:color="#172b4d" style:font-name="apple-system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172b4d" fo:letter-spacing="normal" style:font-name-asian="apple-system" style:font-size-asian="10.5pt" style:font-style-asian="normal" style:font-weight-asian="normal" loext:padding="0cm" loext:border="none"/>
    </style:style>
    <style:style style:name="T10" style:family="text">
      <style:text-properties fo:font-variant="normal" fo:text-transform="none" fo:color="#0052cc" style:text-line-through-style="none" style:text-line-through-type="none" style:font-name="apple-system" fo:font-size="10.5pt" fo:letter-spacing="normal" fo:font-style="normal" style:text-underline-style="none" fo:font-weight="normal" style:text-blinking="false" loext:padding="0cm" loext:border="none"/>
    </style:style>
    <style:style style:name="T11" style:family="text">
      <style:text-properties fo:color="#383838" style:font-weight-asian="bold"/>
    </style:style>
    <style:style style:name="T12" style:family="text">
      <style:text-properties fo:color="#383838" fo:font-weight="bold"/>
    </style:style>
    <style:style style:name="T13" style:family="text">
      <style:text-properties style:text-line-through-style="none" style:text-line-through-type="none" style:text-underline-style="none" style:text-blinking="false" style:font-size-asian="21pt" style:font-weight-asian="bold"/>
    </style:style>
    <style:style style:name="T14" style:family="text">
      <style:text-properties style:text-line-through-style="none" style:text-line-through-type="none" style:font-name="apple-system" fo:font-size="21pt" fo:font-style="normal" style:text-underline-style="none" fo:font-weight="bold" style:text-blinking="fals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.053cm" fo:margin-right="0.053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 text:name="title-text"/><text:a xlink:type="simple" xlink:href="https://confluence.momenta.works/pages/viewpage.action?pageId=42492975" text:style-name="Internet_20_link" text:visited-style-name="Visited_20_Internet_20_Link"><text:span text:style-name="T14">Ubuntu</text:span></text:a><text:a xlink:type="simple" xlink:href="https://confluence.momenta.works/pages/viewpage.action?pageId=42492975" text:style-name="Internet_20_link" text:visited-style-name="Visited_20_Internet_20_Link"><text:span text:style-name="T13">：如何在服务器上搭建</text:span></text:a><text:a xlink:type="simple" xlink:href="https://confluence.momenta.works/pages/viewpage.action?pageId=42492975" text:style-name="Internet_20_link" text:visited-style-name="Visited_20_Internet_20_Link"><text:span text:style-name="T14">nfs</text:span></text:a><text:a xlink:type="simple" xlink:href="https://confluence.momenta.works/pages/viewpage.action?pageId=42492975" text:style-name="Internet_20_link" text:visited-style-name="Visited_20_Internet_20_Link"><text:span text:style-name="T13">服务，并以指定用户登录</text:span></text:a></text:h>
      <text:p text:style-name="P4"/>
      <text:h text:style-name="P10" text:outline-level="1"><text:bookmark text:name="Ubuntu：如何在服务器上搭建nfs服务，并以指定用户登录-服务器端"/>服务器端</text:h>
      <text:section text:style-name="Sect1" text:name="main-content">
        <text:h text:style-name="P1" text:outline-level="3"><text:bookmark text:name="Ubuntu：如何在服务器上搭建nfs服务，并以指定用户登录-1，先安装nfs服务：sudoaptinstallnfs-kernel-server"/><text:span text:style-name="T3">1</text:span><text:span text:style-name="T5">，先安装 </text:span><text:span text:style-name="T3">nfs</text:span><text:span text:style-name="T5">服务：</text:span><text:span text:style-name="T3">sudo apt install nfs-kernel-server</text:span></text:h>
        <text:h text:style-name="P2" text:outline-level="3"><text:bookmark text:name="Ubuntu：如何在服务器上搭建nfs服务，并以指定用户登录-2，配置nfs"/><text:span text:style-name="T3">2</text:span><text:span text:style-name="T5">，配置</text:span><text:span text:style-name="T3">nfs</text:span></text:h>
        <text:p text:style-name="P6">sudo vi /etc/exports</text:p>
        <text:p text:style-name="P7"><text:span text:style-name="T6">添加 </text:span><text:span text:style-name="T4">/home/wangyuxiang 10.8.144.86(rw,sync,anonuid=1006,anongid=1006)</text:span></text:p>
        <text:p text:style-name="P9"><text:span text:style-name="Emphasis"><text:span text:style-name="Strong_20_Emphasis"><text:span text:style-name="T9">这样配置的好处是</text:span></text:span></text:span><text:span text:style-name="T9">：将客户端映射成属于指定的服务器本地用户</text:span><text:span text:style-name="T8">ID</text:span><text:span text:style-name="T9">。即，客户端挂载</text:span><text:span text:style-name="T8">mount </text:span><text:span text:style-name="T9">服务器端目录后，在客户端上任何行为 都被服务器视为  指定本地用户</text:span><text:span text:style-name="T8">ID</text:span><text:span text:style-name="T9">的行为。</text:span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12">命令解释：</text:p>
              <text:p text:style-name="P13"> <text:span text:style-name="T1">/home/wangyuxiang </text:span><text:span text:style-name="T2">服务器端要挂载的目录</text:span></text:p>
              <text:p text:style-name="P13"> <text:span text:style-name="T1">10.8.144.86 </text:span><text:span text:style-name="T2">限制登录客户端的</text:span><text:span text:style-name="T1">ip</text:span></text:p>
              <text:p text:style-name="P13"><text:span text:style-name="T1">rw  </text:span><text:span text:style-name="T2">读写</text:span><text:span text:style-name="T1"><text:line-break/>sync </text:span><text:span text:style-name="T2">资料同步写入到内存与硬盘中</text:span><text:span text:style-name="T1"><text:line-break/>anonuid=1006 </text:span><text:span text:style-name="T2">将客户机上的用户映射成指定的本地用户</text:span><text:span text:style-name="T1">ID</text:span><text:span text:style-name="T2">的用户</text:span><text:span text:style-name="T1"><text:line-break/>anongid=1006 </text:span><text:span text:style-name="T2">将客户机上的用户映射成属于指定的本地用户组</text:span><text:span text:style-name="T1">ID</text:span></text:p>
              <text:p text:style-name="P13"><text:span text:style-name="T2">注意</text:span><text:span text:style-name="T1">1006</text:span><text:span text:style-name="T2">是某一个用户</text:span><text:span text:style-name="T1">id</text:span><text:span text:style-name="T2">，需要修改为自己的用户</text:span><text:span text:style-name="T1">id</text:span><text:span text:style-name="T2">。</text:span></text:p>
              <text:p text:style-name="P13"><text:span text:style-name="T2">（</text:span><text:span text:style-name="T11">关于如何查看</text:span><text:span text:style-name="T12">id</text:span><text:span text:style-name="T11">：使用用户登录，然后输入</text:span><text:span text:style-name="T12">id</text:span><text:span text:style-name="T2">）</text:span></text:p>
            </table:table-cell>
          </table:table-row>
        </table:table>
        <text:h text:style-name="P1" text:outline-level="3"><text:bookmark text:name="Ubuntu：如何在服务器上搭建nfs服务，并以指定用户登录-3，启动nfs服务："/><text:span text:style-name="T3">3</text:span><text:span text:style-name="T5">，启动</text:span><text:span text:style-name="T3">nfs</text:span><text:span text:style-name="T5">服务：</text:span></text:h>
        <text:p text:style-name="P6">sudo /etc/init.d/nfs-kernel-server restart</text:p>
        <text:p text:style-name="P6">sudo showmount -e</text:p>
        <text:p text:style-name="P8">看到下图，即配置成功</text:p>
        <text:p text:style-name="P7"><draw:frame draw:style-name="fr2" draw:name="Image1" text:anchor-type="as-char" svg:width="1.997cm" svg:height="0.998cm" draw:z-index="0"><draw:image xlink:href="https://confluence.momenta.works/download/attachments/42492975/image2019-8-2_16-55-12.png?version=1&amp;modificationDate=1564736112622&amp;api=v2" xlink:type="simple" xlink:show="embed" xlink:actuate="onLoad"/></draw:frame></text:p>
        <text:p text:style-name="P9"/>
        <text:h text:style-name="P11" text:outline-level="1"><text:bookmark text:name="Ubuntu：如何在服务器上搭建nfs服务，并以指定用户登录-客户端"/><text:soft-page-break/>客户端</text:h>
        <text:p text:style-name="P7"><text:span text:style-name="T6">安装 </text:span><text:span text:style-name="T4">sudo apt install nfs-common</text:span></text:p>
        <text:p text:style-name="P7"><text:span text:style-name="T6">在任何目录新建挂载目标目录，例如 </text:span><text:span text:style-name="T4">mkdir ~/mnt</text:span></text:p>
        <text:p text:style-name="P8">挂载：</text:p>
        <text:p text:style-name="P9"><text:span text:style-name="T8">sudo mount -t nfs -o rw -o nolock,nfsvers=3,vers=3 10.8.144.</text:span><text:a xlink:type="simple" xlink:href="http://0.0.0.156/home/lishunan" text:style-name="Internet_20_link" text:visited-style-name="Visited_20_Internet_20_Link"><text:span text:style-name="T10">156:/home/</text:span></text:a><text:span text:style-name="T8">wangyuxiang ~/mnt</text:span></text:p>
        <text:p text:style-name="P9"/>
        <text:h text:style-name="P11" text:outline-level="1"><text:bookmark text:name="Ubuntu：如何在服务器上搭建nfs服务，并以指定用户登录-实验验证："/>实验验证：</text:h>
        <text:p text:style-name="P7"><text:span text:style-name="T6">在客户端</text:span><text:span text:style-name="T4">mount</text:span><text:span text:style-name="T6">后，在</text:span><text:span text:style-name="T4">~/mnt </text:span><text:span text:style-name="T6">中新建</text:span><text:span text:style-name="T4">t.txt.</text:span></text:p>
        <text:p text:style-name="P7"><text:span text:style-name="T6">然后</text:span><text:span text:style-name="T4">ssh</text:span><text:span text:style-name="T6">登录服务器查看，例如 </text:span><text:span text:style-name="T4">ssh wangyuxiang@10.8.144.156</text:span></text:p>
        <text:p text:style-name="P7"><text:span text:style-name="T6">用</text:span><text:span text:style-name="T4">ll</text:span><text:span text:style-name="T6">，可以看到 刚才新建的</text:span><text:span text:style-name="T4">t.txt </text:span><text:span text:style-name="T6">属于用户 </text:span><text:span text:style-name="T4">wangyuxiang</text:span><text:span text:style-name="T6">（</text:span><text:span text:style-name="T4">1006</text:span><text:span text:style-name="T6">）</text:span></text:p>
      </text:section>
      <text:section text:style-name="Sect1" text:name="likes-and-labels-container">
        <text:p text:style-name="P3"><draw:frame draw:style-name="fr1" draw:name="likes-section" text:anchor-type="paragraph" svg:width="11.933cm" draw:z-index="1"><draw:text-box fo:min-height="0.041cm"><text:p text:style-name="P5"/></draw:text-box></draw:frame></text:p>
      </text:section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Oxygen, Ubuntu, 'Fira Sans', 'Droid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1:28:45.708299753</meta:creation-date>
    <dc:date>2019-08-30T11:29:05.708163718</dc:date>
    <meta:editing-duration>PT20S</meta:editing-duration>
    <meta:editing-cycles>1</meta:editing-cycles>
    <meta:document-statistic meta:table-count="1" meta:image-count="1" meta:object-count="0" meta:page-count="2" meta:paragraph-count="28" meta:word-count="377" meta:character-count="814" meta:non-whitespace-character-count="764"/>
    <meta:generator>LibreOffice/5.1.6.2$Linux_X86_64 LibreOffice_project/10m0$Build-2</meta:generator>
  </office:meta>
</office:document-meta>
</file>